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7654in"/>
    </style:style>
    <style:style style:name="co4" style:family="table-column">
      <style:table-column-properties fo:break-before="auto" style:column-width="7.5618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fo:font-weight="normal" style:font-weight-asian="normal" style:font-weight-complex="normal"/>
    </style:style>
    <style:style style:name="ce2" style:family="table-cell" style:parent-style-name="Default">
      <style:text-properties fo:color="#800080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row table:style-name="ro3">
          <table:table-cell office:value-type="string">
            <text:p>Steam Gifts</text:p>
          </table:table-cell>
          <table:table-cell office:value-type="string">
            <text:p>Gifter</text:p>
          </table:table-cell>
        </table:table-row>
        <table:table-row table:style-name="ro3">
          <table:table-cell office:value-type="string">
            <text:p>Toki Tori</text:p>
          </table:table-cell>
          <table:table-cell office:value-type="string">
            <text:p>Fishspill</text:p>
          </table:table-cell>
        </table:table-row>
        <table:table-row table:style-name="ro3">
          <table:table-cell table:style-name="ce1" office:value-type="string">
            <text:p>Something called the “Indie Royale Bundle”</text:p>
          </table:table-cell>
          <table:table-cell office:value-type="string">
            <text:p>Gtjio</text:p>
          </table:table-cell>
        </table:table-row>
        <table:table-row table:style-name="ro3">
          <table:table-cell table:style-name="ce1" office:value-type="string">
            <text:p>Humble Voxatron Bundle (Lost, but I still count it)</text:p>
          </table:table-cell>
          <table:table-cell office:value-type="string">
            <text:p>Jack32x</text:p>
          </table:table-cell>
        </table:table-row>
        <table:table-row table:style-name="ro3">
          <table:table-cell office:value-type="string">
            <text:p>Ace of Spades</text:p>
          </table:table-cell>
          <table:table-cell office:value-type="string">
            <text:p>JackCreations</text:p>
          </table:table-cell>
        </table:table-row>
        <table:table-row table:style-name="ro3">
          <table:table-cell office:value-type="string">
            <text:p>FEZ</text:p>
          </table:table-cell>
          <table:table-cell office:value-type="string">
            <text:p>JackCreations</text:p>
          </table:table-cell>
        </table:table-row>
        <table:table-row table:style-name="ro3">
          <table:table-cell office:value-type="string">
            <text:p>Scribblenauts Unlimited</text:p>
          </table:table-cell>
          <table:table-cell office:value-type="string">
            <text:p>LOLdudester</text:p>
          </table:table-cell>
        </table:table-row>
        <table:table-row table:style-name="ro3">
          <table:table-cell office:value-type="string">
            <text:p>Super Meat Boy</text:p>
          </table:table-cell>
          <table:table-cell office:value-type="string">
            <text:p>MiningDude</text:p>
          </table:table-cell>
        </table:table-row>
        <table:table-row table:style-name="ro3">
          <table:table-cell office:value-type="string">
            <text:p>Shank</text:p>
          </table:table-cell>
          <table:table-cell office:value-type="string">
            <text:p>Sagotomi</text:p>
          </table:table-cell>
        </table:table-row>
        <table:table-row table:style-name="ro2">
          <table:table-cell office:value-type="string">
            <text:p>Fallout New Vegas Ultimate</text:p>
          </table:table-cell>
          <table:table-cell office:value-type="string">
            <text:p>The80NR</text:p>
          </table:table-cell>
        </table:table-row>
        <table:table-row table:style-name="ro2">
          <table:table-cell office:value-type="string">
            <text:p>Retro City Rampage</text:p>
          </table:table-cell>
          <table:table-cell office:value-type="string">
            <text:p>The80NR</text:p>
          </table:table-cell>
        </table:table-row>
        <table:table-row table:style-name="ro3">
          <table:table-cell office:value-type="string">
            <text:p>Borderlands 2</text:p>
          </table:table-cell>
          <table:table-cell office:value-type="string">
            <text:p>TheFriedBoot</text:p>
          </table:table-cell>
        </table:table-row>
        <table:table-row table:style-name="ro3">
          <table:table-cell office:value-type="string">
            <text:p>Psychonauts</text:p>
          </table:table-cell>
          <table:table-cell office:value-type="string">
            <text:p>TheFriedBoot</text:p>
          </table:table-cell>
        </table:table-row>
        <table:table-row table:style-name="ro3">
          <table:table-cell office:value-type="string">
            <text:p>VVVVVV</text:p>
          </table:table-cell>
          <table:table-cell office:value-type="string">
            <text:p>TheFriedBoot</text:p>
          </table:table-cell>
        </table:table-row>
        <table:table-row table:style-name="ro3">
          <table:table-cell office:value-type="string">
            <text:p>Rocket Knight</text:p>
          </table:table-cell>
          <table:table-cell office:value-type="string">
            <text:p>Vahkiti</text:p>
          </table:table-cell>
        </table:table-row>
        <table:table-row table:style-name="ro2">
          <table:table-cell office:value-type="string">
            <text:p>Alice Madness Returns</text:p>
          </table:table-cell>
          <table:table-cell/>
        </table:table-row>
        <table:table-row table:style-name="ro3">
          <table:table-cell office:value-type="string">
            <text:p>Antichamber</text:p>
          </table:table-cell>
          <table:table-cell/>
        </table:table-row>
        <table:table-row table:style-name="ro2">
          <table:table-cell office:value-type="string">
            <text:p>Cthulhu Saves the World</text:p>
          </table:table-cell>
          <table:table-cell/>
        </table:table-row>
        <table:table-row table:style-name="ro2">
          <table:table-cell office:value-type="string">
            <text:p>Surgeon Simulator</text:p>
          </table:table-cell>
          <table:table-cell/>
        </table:table-row>
        <table:table-row table:style-name="ro2">
          <table:table-cell office:value-type="string">
            <text:p>Swords and Soldiers</text:p>
          </table:table-cell>
          <table:table-cell/>
        </table:table-row>
        <table:table-row table:style-name="ro2" table:number-rows-repeated="8">
          <table:table-cell table:style-name="ce2"/>
          <table:table-cell/>
        </table:table-row>
        <table:table-row table:style-name="ro2">
          <table:table-cell/>
          <table:table-cell table:style-name="ce2"/>
        </table:table-row>
        <table:table-row table:style-name="ro2" table:number-rows-repeated="19">
          <table:table-cell table:number-columns-repeated="2"/>
        </table:table-row>
        <table:table-row table:style-name="ro2" table:number-rows-repeated="24">
          <table:table-cell table:style-name="ce3"/>
          <table:table-cell/>
        </table:table-row>
        <table:table-row table:style-name="ro2">
          <table:table-cell table:style-name="ce3"/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Sheet1.A1:Sheet1.B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11/20/2013</text:date>, <text:time>00:4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16:59:07.80</meta:creation-date>
    <dc:date>2013-11-20T00:44:17.51</dc:date>
    <meta:editing-duration>PT1H11M54S</meta:editing-duration>
    <meta:editing-cycles>17</meta:editing-cycles>
    <meta:generator>OpenOffice.org/3.4.1$Win32 OpenOffice.org_project/341m1$Build-9593</meta:generator>
    <meta:document-statistic meta:table-count="3" meta:cell-count="35" meta:object-count="0"/>
  </office:meta>
</office:document-meta>
</file>